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1" svg:font-family="'Lohit Devanagari'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21cm" fo:margin-right="0cm" fo:margin-top="0.002cm" fo:margin-bottom="0cm" loext:contextual-spacing="false" fo:text-indent="0cm" style:auto-text-indent="false"/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Number">
      <style:text-properties officeooo:paragraph-rsid="000b37e1"/>
    </style:style>
    <style:style style:name="P4" style:family="paragraph" style:parent-style-name="List_20_Number" style:list-style-name="">
      <style:paragraph-properties fo:margin-left="1.482cm" fo:margin-right="0cm" fo:text-indent="0cm" style:auto-text-indent="false"/>
    </style:style>
    <style:style style:name="P5" style:family="paragraph" style:parent-style-name="List_20_Number" style:list-style-name="">
      <style:paragraph-properties fo:margin-left="1.482cm" fo:margin-right="0cm" fo:text-indent="0cm" style:auto-text-indent="false"/>
      <style:text-properties officeooo:paragraph-rsid="0008235c"/>
    </style:style>
    <style:style style:name="P6" style:family="paragraph" style:parent-style-name="List_20_Number" style:list-style-name="">
      <style:paragraph-properties fo:margin-left="1.482cm" fo:margin-right="0cm" fo:text-indent="0cm" style:auto-text-indent="false"/>
      <style:text-properties officeooo:rsid="0007ceb6" officeooo:paragraph-rsid="0007ceb6"/>
    </style:style>
    <style:style style:name="P7" style:family="paragraph" style:parent-style-name="List_20_Number" style:list-style-name="">
      <style:paragraph-properties fo:margin-left="1.482cm" fo:margin-right="0cm" fo:text-indent="0cm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8" style:family="paragraph" style:parent-style-name="List_20_Number" style:list-style-name="">
      <style:paragraph-properties fo:margin-left="1.482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letter-spacing="-0.03cm"/>
    </style:style>
    <style:style style:name="T4" style:family="text">
      <style:text-properties fo:letter-spacing="-0.026cm"/>
    </style:style>
    <style:style style:name="T5" style:family="text">
      <style:text-properties fo:letter-spacing="-0.032cm"/>
    </style:style>
    <style:style style:name="T6" style:family="text">
      <style:text-properties fo:letter-spacing="-0.025cm"/>
    </style:style>
    <style:style style:name="T7" style:family="text">
      <style:text-properties fo:letter-spacing="-0.062cm"/>
    </style:style>
    <style:style style:name="T8" style:family="text">
      <style:text-properties fo:letter-spacing="-0.06cm"/>
    </style:style>
    <style:style style:name="T9" style:family="text">
      <style:text-properties fo:letter-spacing="-0.014cm"/>
    </style:style>
    <style:style style:name="T10" style:family="text">
      <style:text-properties fo:letter-spacing="0.012cm"/>
    </style:style>
    <style:style style:name="T11" style:family="text">
      <style:text-properties fo:letter-spacing="-0.041cm"/>
    </style:style>
    <style:style style:name="T12" style:family="text">
      <style:text-properties fo:letter-spacing="-0.046cm"/>
    </style:style>
    <style:style style:name="T13" style:family="text">
      <style:text-properties fo:letter-spacing="-0.046cm" style:text-scale="105%"/>
    </style:style>
    <style:style style:name="T14" style:family="text">
      <style:text-properties style:text-scale="105%"/>
    </style:style>
    <style:style style:name="T15" style:family="text">
      <style:text-properties fo:letter-spacing="-0.048cm" style:text-scale="105%"/>
    </style:style>
    <style:style style:name="T16" style:family="text">
      <style:text-properties fo:letter-spacing="-0.044cm" style:text-scale="105%"/>
    </style:style>
    <style:style style:name="T17" style:family="text">
      <style:text-properties fo:letter-spacing="0.028cm"/>
    </style:style>
    <style:style style:name="T18" style:family="text">
      <style:text-properties fo:letter-spacing="-0.019cm"/>
    </style:style>
    <style:style style:name="T19" style:family="text">
      <style:text-properties fo:letter-spacing="-0.023cm"/>
    </style:style>
    <style:style style:name="T20" style:family="text">
      <style:text-properties fo:letter-spacing="-0.021cm"/>
    </style:style>
    <style:style style:name="T21" style:family="text">
      <style:text-properties style:font-name="Courier New"/>
    </style:style>
    <style:style style:name="T22" style:family="text">
      <style:text-properties style:font-name="Courier New" fo:letter-spacing="-0.046cm"/>
    </style:style>
    <style:style style:name="T23" style:family="text">
      <style:text-properties style:font-name="Courier New" style:font-name-complex="Courier New"/>
    </style:style>
    <style:style style:name="T24" style:family="text">
      <style:text-properties fo:font-variant="normal" fo:text-transform="none" fo:color="#000000" style:font-name="arial" fo:font-size="15pt" fo:letter-spacing="normal" fo:font-style="normal" fo:font-weight="normal"/>
    </style:style>
    <style:style style:name="T25" style:family="text">
      <style:text-properties fo:font-variant="normal" fo:text-transform="none" fo:color="#000000" style:font-name="arial" fo:font-size="15pt" fo:letter-spacing="normal" fo:font-style="normal" fo:font-weight="normal" officeooo:rsid="0008235c"/>
    </style:style>
    <style:style style:name="T26" style:family="text">
      <style:text-properties fo:font-variant="normal" fo:text-transform="none" fo:color="#000000" style:font-name="arial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/><text:line-break/>Date: </text:p>
      <text:p text:style-name="Heading"><text:span text:style-name="T1">08.06 </text:span>Picture Lab Worksheet</text:p>
      <text:p text:style-name="Standard"><text:span text:style-name="T2">Directions</text:span>: Make note of your responses to the following questions as you work through the activities and exercise in the lesson. </text:p>
      <text:h text:style-name="Heading_20_1" text:outline-level="1">Activity 1 Questions</text:h>
      <text:list xml:id="list1414552904" text:style-name="WW8Num14">
        <text:list-item>
          <text:p text:style-name="List_20_Number">How many bits does it take to represent the values from 0 to 255? </text:p>
        </text:list-item>
      </text:list>
      <text:p text:style-name="P4">8 bits</text:p>
      <text:list xml:id="list833249005893" text:continue-numbering="true" text:style-name="WW8Num14">
        <text:list-item>
          <text:p text:style-name="List_20_Number">How many bytes does it take to represent a color in the RGB color model? </text:p>
        </text:list-item>
      </text:list>
      <text:p text:style-name="P6">3</text:p>
      <text:list xml:id="list832865287162" text:continue-numbering="true" text:style-name="WW8Num14">
        <text:list-item>
          <text:p text:style-name="List_20_Number">How many pixels are in a picture that is 640 pixels wide and 480 pixels high? </text:p>
        </text:list-item>
      </text:list>
      <text:p text:style-name="Standard"><text:tab/>307200</text:p>
      <text:h text:style-name="Heading_20_1" text:outline-level="1">Activity 2 Questions</text:h>
      <text:list xml:id="list832339884682" text:continue-list="list832865287162" text:style-name="WW8Num14">
        <text:list-item text:start-value="1">
          <text:p text:style-name="List_20_Number">How can you make<text:span text:style-name="T3"> </text:span>pink? </text:p>
        </text:list-item>
      </text:list>
      <text:p text:style-name="P5">java.awt.Color[r=255,g=<text:span text:style-name="T25">192</text:span>,b=<text:span text:style-name="T24">203</text:span>]</text:p>
      <text:list xml:id="list833905030646" text:continue-numbering="true" text:style-name="WW8Num14">
        <text:list-item>
          <text:p text:style-name="List_20_Number">How<text:span text:style-name="T4"> </text:span>can<text:span text:style-name="T5"> </text:span>you<text:span text:style-name="T3"> </text:span>make<text:span text:style-name="T4"> </text:span>yellow? </text:p>
        </text:list-item>
      </text:list>
      <text:p text:style-name="P5">java.awt.Color[r=255,g=<text:span text:style-name="T25">255</text:span>,b=<text:span text:style-name="T25">0</text:span>]</text:p>
      <text:list xml:id="list832183329600" text:continue-numbering="true" text:style-name="WW8Num14">
        <text:list-item>
          <text:p text:style-name="List_20_Number">How can you make<text:span text:style-name="T6"> </text:span>purple? </text:p>
        </text:list-item>
      </text:list>
      <text:p text:style-name="P7">128,0,128</text:p>
      <text:list xml:id="list832994092469" text:continue-numbering="true" text:style-name="WW8Num14">
        <text:list-item>
          <text:p text:style-name="List_20_Number">How can you make<text:span text:style-name="T7"> <text:s/></text:span>white? </text:p>
        </text:list-item>
      </text:list>
      <text:p text:style-name="P8">255, 255, 255</text:p>
      <text:list xml:id="list834053797325" text:continue-numbering="true" text:style-name="WW8Num14">
        <text:list-item>
          <text:p text:style-name="List_20_Number">How can you make dark <text:span text:style-name="T8"><text:s/></text:span>gray? </text:p>
        </text:list-item>
      </text:list>
      <text:p text:style-name="Standard"><text:tab/><text:span text:style-name="T26">169, 169, 169</text:span></text:p>
      <text:h text:style-name="Heading_20_1" text:outline-level="1">Activity 3 Questions</text:h>
      <text:list xml:id="list832694293503" text:continue-list="list834053797325" text:style-name="WW8Num14">
        <text:list-item text:start-value="1">
          <text:p text:style-name="List_20_Number">What is the row index for the top left corner of the<text:span text:style-name="T9"> </text:span>picture? </text:p>
        </text:list-item>
      </text:list>
      <text:p text:style-name="P4"/>
      <text:list xml:id="list833401705323" text:continue-numbering="true" text:style-name="WW8Num14">
        <text:list-item>
          <text:p text:style-name="List_20_Number">What is the column index for the top left corner of the<text:span text:style-name="T10"> </text:span>picture? </text:p>
        </text:list-item>
      </text:list>
      <text:p text:style-name="P4"/>
      <text:list xml:id="list834127324640" text:continue-numbering="true" text:style-name="WW8Num14">
        <text:list-item>
          <text:p text:style-name="List_20_Number">The width of this picture is 640. What is the right-most column<text:span text:style-name="T11"> </text:span>index? </text:p>
        </text:list-item>
      </text:list>
      <text:p text:style-name="P4"/>
      <text:list xml:id="list832997618131" text:continue-numbering="true" text:style-name="WW8Num14">
        <text:list-item>
          <text:p text:style-name="List_20_Number">The height of this picture is 480. What is the bottom-most row<text:span text:style-name="T12"> </text:span>index? </text:p>
        </text:list-item>
      </text:list>
      <text:p text:style-name="P4"/>
      <text:list xml:id="list833691881061" text:continue-numbering="true" text:style-name="WW8Num14">
        <text:list-item>
          <text:p text:style-name="List_20_Number"><text:span text:style-name="T14">Does</text:span><text:span text:style-name="T15"> </text:span><text:span text:style-name="T14">the</text:span><text:span text:style-name="T16"> </text:span><text:span text:style-name="T14">row</text:span><text:span text:style-name="T16"> </text:span><text:span text:style-name="T14">index</text:span><text:span text:style-name="T15"> </text:span><text:span text:style-name="T14">increase</text:span><text:span text:style-name="T13"> </text:span><text:span text:style-name="T14">from</text:span><text:span text:style-name="T16"> </text:span><text:span text:style-name="T14">left</text:span><text:span text:style-name="T13"> </text:span><text:span text:style-name="T14">to</text:span><text:span text:style-name="T16"> </text:span><text:span text:style-name="T14">right</text:span><text:span text:style-name="T13"> </text:span><text:span text:style-name="T14">or</text:span><text:span text:style-name="T13"> </text:span><text:span text:style-name="T14">top</text:span><text:span text:style-name="T13"> </text:span><text:span text:style-name="T14">to</text:span><text:span text:style-name="T16"> </text:span><text:span text:style-name="T14">bottom? </text:span></text:p>
        </text:list-item>
      </text:list>
      <text:p text:style-name="P4"/>
      <text:list xml:id="list833091655184" text:continue-numbering="true" text:style-name="WW8Num14">
        <text:list-item>
          <text:p text:style-name="List_20_Number">Does the column index increase from left to right or top to<text:span text:style-name="T17"> </text:span>bottom? </text:p>
        </text:list-item>
      </text:list>
      <text:p text:style-name="P4"/>
      <text:list xml:id="list832571203086" text:continue-numbering="true" text:style-name="WW8Num14">
        <text:list-item>
          <text:p text:style-name="List_20_Number"><text:soft-page-break/>Set<text:span text:style-name="T18"> </text:span>the<text:span text:style-name="T19"> </text:span>zoom<text:span text:style-name="T6"> </text:span>to<text:span text:style-name="T20"> </text:span>500%.<text:span text:style-name="T20"> </text:span>Describe what you see. <text:line-break/><text:line-break/></text:p>
        </text:list-item>
      </text:list>
      <text:h text:style-name="Heading_20_1" text:outline-level="1">Activity 3 Exercise Results</text:h>
      <text:p text:style-name="P1"/>
      <text:list xml:id="list832127816329" text:continue-list="list832571203086" text:style-name="WW8Num14">
        <text:list-item text:start-value="1">
          <text:p text:style-name="List_20_Number">After modifying the <text:span text:style-name="T21">main </text:span>method in the <text:span text:style-name="T21">PictureExplorer </text:span>class to create and explore a different picture from the <text:span text:style-name="T21">images</text:span><text:span text:style-name="T22"> </text:span>folder, paste the code below.<text:line-break/></text:p>
        </text:list-item>
        <text:list-item>
          <text:p text:style-name="List_20_Number">After scaling your image, paste the new <text:span text:style-name="T21">main </text:span>method code below. <text:line-break/></text:p>
        </text:list-item>
      </text:list>
      <text:h text:style-name="Heading_20_1" text:outline-level="1">Activity 4 Exercise Results</text:h>
      <text:list xml:id="list832581917476" text:continue-list="list832127816329" text:style-name="WW8Num14">
        <text:list-item text:start-value="1">
          <text:p text:style-name="List_20_Number">What was the output result after running the <text:span text:style-name="T23">getCount</text:span> method?<text:line-break/>Paste your <text:span text:style-name="T21">getCount </text:span>method below.<text:line-break/>Count should be 6 and count is 6</text:p>
        </text:list-item>
        <text:list-item>
          <text:p text:style-name="List_20_Number">Total should be 21 and is 21</text:p>
        </text:list-item>
        <text:list-item>
          <text:p text:style-name="List_20_Number">Total should be 21 and is 21</text:p>
        </text:list-item>
        <text:list-item>
          <text:p text:style-name="List_20_Number">What is the output result after running the <text:span text:style-name="T21">getLargest </text:span>method?<text:line-break/>Paste your <text:span text:style-name="T21">getLargest </text:span>method below.<text:line-break/>Largest should be 6 and is 6</text:p>
        </text:list-item>
        <text:list-item>
          <text:p text:style-name="List_20_Number">Largest should be 6 and is 6</text:p>
        </text:list-item>
        <text:list-item>
          <text:p text:style-name="List_20_Number">Largest should be 6 and is 6</text:p>
        </text:list-item>
        <text:list-item>
          <text:p text:style-name="List_20_Number">Largest should be 6 and is 6</text:p>
        </text:list-item>
        <text:list-item>
          <text:p text:style-name="P3">What is the output result after running the <text:span text:style-name="T21">getColTotal </text:span>method?<text:line-break/>Paste your <text:span text:style-name="T21">getColTotal </text:span>method below.<text:line-break/>Total for column 0 should be 5 and is 5</text:p>
        </text:list-item>
        <text:list-item>
          <text:p text:style-name="P3">Total for column 1 should be 7 and is 7</text:p>
        </text:list-item>
        <text:list-item>
          <text:p text:style-name="P3">Exception in thread "main" java.lang.ArrayIndexOutOfBoundsException: 2</text:p>
        </text:list-item>
        <text:list-item>
          <text:p text:style-name="P3"><text:tab/>at javaapplication38.IntArrayWorker.getColTotal(IntArrayWorker.java:147)</text:p>
        </text:list-item>
        <text:list-item>
          <text:p text:style-name="P3"><text:tab/>at javaapplication38.IntArrayWorkerTester.testGetColTotal(IntArrayWorkerTester.java:100)</text:p>
        </text:list-item>
        <text:list-item>
          <text:p text:style-name="P3"><text:tab/>at javaapplication38.IntArrayWorkerTester.main(IntArrayWorkerTester.java:112)</text:p>
        </text:list-item>
        <text:list-item>
          <text:p text:style-name="P3">/home/kubrt/.cache/netbeans/12.5/executor-snippets/run.xml:111: The following error occurred while executing this line:</text:p>
        </text:list-item>
        <text:list-item>
          <text:p text:style-name="P3">/home/kubrt/.cache/netbeans/12.5/executor-snippets/run.xml:94: Java returned: 1</text:p>
        </text:list-item>
        <text:list-item>
          <text:p text:style-name="P3">BUILD FAILED (total time: 0 seconds)<text:line-break/><text:soft-pag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1" svg:font-family="'Lohit Devanagari'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none" fo:country="none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orphans="0" fo:widows="0" style:text-autospace="none"/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text-properties style:font-name="Times New Roman" fo:font-family="'Times New Roman'" style:font-family-generic="roman" style:font-pitch="variable" fo:font-size="12pt" fo:language="none" fo:country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Medium_20_Grid_20_1_20_-_20_Accent_20_2" style:display-name="Medium Grid 1 - Accent 2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mment_20_Text" style:display-name="Comment Text" style:family="paragraph" style:parent-style-name="Standard">
      <style:paragraph-properties fo:line-height="100%"/>
      <style:text-properties fo:font-size="10pt" fo:language="none" fo:country="none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language="none" fo:country="none"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List_20_Number" style:display-name="List Number" style:family="paragraph" style:parent-style-name="Medium_20_Grid_20_1_20_-_20_Accent_20_2" style:list-style-name="WW8Num14">
      <style:paragraph-properties fo:margin-left="1.482cm" fo:margin-right="0cm" fo:margin-top="0.002cm" fo:margin-bottom="0cm" loext:contextual-spacing="false" fo:line-height="100%" fo:orphans="0" fo:widows="0" fo:text-indent="-0.635cm" style:auto-text-indent="false" style:text-autospace="none">
        <style:tab-stops>
          <style:tab-stop style:position="1.482cm"/>
        </style:tab-stops>
      </style:paragraph-properties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2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94%"/>
    </style:style>
    <style:style style:name="WW8Num12z1" style:family="text"/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94%"/>
    </style:style>
    <style:style style:name="WW8Num14z1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94%"/>
    </style:style>
    <style:style style:name="WW8Num16z1" style:family="text"/>
    <style:style style:name="WW8Num17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94%"/>
    </style:style>
    <style:style style:name="WW8Num17z1" style:family="text"/>
    <style:style style:name="WW8Num18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94%"/>
    </style:style>
    <style:style style:name="WW8Num18z1" style:family="text"/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_20_Reference" style:display-name="Comment Reference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er_20_Char" style:display-name="Header Char" style:family="text">
      <style:text-properties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_20_Char" style:display-name="Footer Char" style:family="text">
      <style:text-properties fo:font-size="11pt" style:font-size-asian="11pt" style:font-name-complex="Times New Roman" style:font-family-complex="'Times New Roman'" style:font-family-generic-complex="roman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Liberation Serif"/>
      </text:list-level-style-bullet>
      <text:list-level-style-bullet text:level="3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Liberation Serif"/>
      </text:list-level-style-bullet>
      <text:list-level-style-bullet text:level="4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Liberation Serif"/>
      </text:list-level-style-bullet>
      <text:list-level-style-bullet text:level="5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8.079cm"/>
        </style:list-level-properties>
        <style:text-properties style:font-name="Liberation Serif"/>
      </text:list-level-style-bullet>
      <text:list-level-style-bullet text:level="6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Liberation Serif"/>
      </text:list-level-style-bullet>
      <text:list-level-style-bullet text:level="7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11.395cm"/>
        </style:list-level-properties>
        <style:text-properties style:font-name="Liberation Serif"/>
      </text:list-level-style-bullet>
      <text:list-level-style-bullet text:level="8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13.053cm"/>
        </style:list-level-properties>
        <style:text-properties style:font-name="Liberation Serif"/>
      </text:list-level-style-bullet>
      <text:list-level-style-bullet text:level="9" text:style-name="WW8Num12z1" style:num-suffix="." text:bullet-char="•">
        <style:list-level-properties text:list-level-position-and-space-mode="label-alignment">
          <style:list-level-label-alignment text:label-followed-by="listtab" fo:text-indent="-0.635cm" fo:margin-left="14.71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bullet text:level="2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3.15cm"/>
        </style:list-level-properties>
        <style:text-properties style:font-name="Liberation Serif"/>
      </text:list-level-style-bullet>
      <text:list-level-style-bullet text:level="3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4.819cm"/>
        </style:list-level-properties>
        <style:text-properties style:font-name="Liberation Serif"/>
      </text:list-level-style-bullet>
      <text:list-level-style-bullet text:level="4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style:font-name="Liberation Serif"/>
      </text:list-level-style-bullet>
      <text:list-level-style-bullet text:level="5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8.156cm"/>
        </style:list-level-properties>
        <style:text-properties style:font-name="Liberation Serif"/>
      </text:list-level-style-bullet>
      <text:list-level-style-bullet text:level="6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9.825cm"/>
        </style:list-level-properties>
        <style:text-properties style:font-name="Liberation Serif"/>
      </text:list-level-style-bullet>
      <text:list-level-style-bullet text:level="7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11.494cm"/>
        </style:list-level-properties>
        <style:text-properties style:font-name="Liberation Serif"/>
      </text:list-level-style-bullet>
      <text:list-level-style-bullet text:level="8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13.162cm"/>
        </style:list-level-properties>
        <style:text-properties style:font-name="Liberation Serif"/>
      </text:list-level-style-bullet>
      <text:list-level-style-bullet text:level="9" text:style-name="WW8Num14z1" style:num-suffix="." text:bullet-char="•">
        <style:list-level-properties text:list-level-position-and-space-mode="label-alignment">
          <style:list-level-label-alignment text:label-followed-by="listtab" fo:text-indent="-0.635cm" fo:margin-left="14.83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bullet text:level="2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Liberation Serif"/>
      </text:list-level-style-bullet>
      <text:list-level-style-bullet text:level="3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style:font-name="Liberation Serif"/>
      </text:list-level-style-bullet>
      <text:list-level-style-bullet text:level="4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6.498cm"/>
        </style:list-level-properties>
        <style:text-properties style:font-name="Liberation Serif"/>
      </text:list-level-style-bullet>
      <text:list-level-style-bullet text:level="5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style:font-name="Liberation Serif"/>
      </text:list-level-style-bullet>
      <text:list-level-style-bullet text:level="6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Liberation Serif"/>
      </text:list-level-style-bullet>
      <text:list-level-style-bullet text:level="7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Liberation Serif"/>
      </text:list-level-style-bullet>
      <text:list-level-style-bullet text:level="8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13.187cm"/>
        </style:list-level-properties>
        <style:text-properties style:font-name="Liberation Serif"/>
      </text:list-level-style-bullet>
      <text:list-level-style-bullet text:level="9" text:style-name="WW8Num16z1" style:num-suffix="." text:bullet-char="•">
        <style:list-level-properties text:list-level-position-and-space-mode="label-alignment">
          <style:list-level-label-alignment text:label-followed-by="listtab" fo:text-indent="-0.635cm" fo:margin-left="14.859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bullet text:level="2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3.15cm"/>
        </style:list-level-properties>
        <style:text-properties style:font-name="Liberation Serif"/>
      </text:list-level-style-bullet>
      <text:list-level-style-bullet text:level="3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4.819cm"/>
        </style:list-level-properties>
        <style:text-properties style:font-name="Liberation Serif"/>
      </text:list-level-style-bullet>
      <text:list-level-style-bullet text:level="4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style:font-name="Liberation Serif"/>
      </text:list-level-style-bullet>
      <text:list-level-style-bullet text:level="5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8.156cm"/>
        </style:list-level-properties>
        <style:text-properties style:font-name="Liberation Serif"/>
      </text:list-level-style-bullet>
      <text:list-level-style-bullet text:level="6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9.825cm"/>
        </style:list-level-properties>
        <style:text-properties style:font-name="Liberation Serif"/>
      </text:list-level-style-bullet>
      <text:list-level-style-bullet text:level="7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11.494cm"/>
        </style:list-level-properties>
        <style:text-properties style:font-name="Liberation Serif"/>
      </text:list-level-style-bullet>
      <text:list-level-style-bullet text:level="8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13.162cm"/>
        </style:list-level-properties>
        <style:text-properties style:font-name="Liberation Serif"/>
      </text:list-level-style-bullet>
      <text:list-level-style-bullet text:level="9" text:style-name="WW8Num17z1" style:num-suffix="." text:bullet-char="•">
        <style:list-level-properties text:list-level-position-and-space-mode="label-alignment">
          <style:list-level-label-alignment text:label-followed-by="listtab" fo:text-indent="-0.635cm" fo:margin-left="14.83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531cm"/>
        </style:list-level-properties>
      </text:list-level-style-number>
      <text:list-level-style-bullet text:level="2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3.179cm"/>
        </style:list-level-properties>
        <style:text-properties style:font-name="Liberation Serif"/>
      </text:list-level-style-bullet>
      <text:list-level-style-bullet text:level="3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4.84cm"/>
        </style:list-level-properties>
        <style:text-properties style:font-name="Liberation Serif"/>
      </text:list-level-style-bullet>
      <text:list-level-style-bullet text:level="4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6.502cm"/>
        </style:list-level-properties>
        <style:text-properties style:font-name="Liberation Serif"/>
      </text:list-level-style-bullet>
      <text:list-level-style-bullet text:level="5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8.163cm"/>
        </style:list-level-properties>
        <style:text-properties style:font-name="Liberation Serif"/>
      </text:list-level-style-bullet>
      <text:list-level-style-bullet text:level="6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9.825cm"/>
        </style:list-level-properties>
        <style:text-properties style:font-name="Liberation Serif"/>
      </text:list-level-style-bullet>
      <text:list-level-style-bullet text:level="7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11.486cm"/>
        </style:list-level-properties>
        <style:text-properties style:font-name="Liberation Serif"/>
      </text:list-level-style-bullet>
      <text:list-level-style-bullet text:level="8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13.148cm"/>
        </style:list-level-properties>
        <style:text-properties style:font-name="Liberation Serif"/>
      </text:list-level-style-bullet>
      <text:list-level-style-bullet text:level="9" text:style-name="WW8Num18z1" style:num-suffix="." text:bullet-char="•">
        <style:list-level-properties text:list-level-position-and-space-mode="label-alignment">
          <style:list-level-label-alignment text:label-followed-by="listtab" fo:text-indent="-0.635cm" fo:margin-left="14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/>
    <meta:creation-date>2017-03-10T19:17:00</meta:creation-date>
    <dc:date>2022-04-06T00:08:31.904872391</dc:date>
    <meta:editing-cycles>3</meta:editing-cycles>
    <meta:editing-duration>PT3H15M53S</meta:editing-duration>
    <meta:generator>LibreOffice/6.4.7.2$Linux_X86_64 LibreOffice_project/40$Build-2</meta:generator>
    <meta:document-statistic meta:table-count="0" meta:image-count="0" meta:object-count="0" meta:page-count="3" meta:paragraph-count="49" meta:word-count="429" meta:character-count="2597" meta:non-whitespace-character-count="2218"/>
  </office:meta>
</office:document-meta>
</file>